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40" text:anchor-type="page" text:anchor-page-number="1" svg:x="168.96mm" svg:y="259.5mm" svg:width="36mm" svg:height="30mm" draw:z-index="39">
        <draw:text-box>
          <text:section text:style-name="Sect1" text:name="Sekce39" text:protected="true">
            <text:section-source text:section-name="MasterLabel"/>
            <text:p text:style-name="Standard"/>
          </text:section>
        </draw:text-box>
      </draw:frame>
      <draw:frame draw:style-name="fr1" draw:name="Rámec39" text:anchor-type="page" text:anchor-page-number="1" svg:x="127.97mm" svg:y="259.5mm" svg:width="36mm" svg:height="30mm" draw:z-index="38">
        <draw:text-box>
          <text:section text:style-name="Sect1" text:name="Sekce38" text:protected="true">
            <text:section-source text:section-name="MasterLabel"/>
            <text:p text:style-name="Standard"/>
          </text:section>
        </draw:text-box>
      </draw:frame>
      <draw:frame draw:style-name="fr1" draw:name="Rámec38" text:anchor-type="page" text:anchor-page-number="1" svg:x="86.98mm" svg:y="259.5mm" svg:width="36mm" svg:height="30mm" draw:z-index="37">
        <draw:text-box>
          <text:section text:style-name="Sect1" text:name="Sekce37" text:protected="true">
            <text:section-source text:section-name="MasterLabel"/>
            <text:p text:style-name="Standard"/>
          </text:section>
        </draw:text-box>
      </draw:frame>
      <draw:frame draw:style-name="fr1" draw:name="Rámec37" text:anchor-type="page" text:anchor-page-number="1" svg:x="45.98mm" svg:y="259.5mm" svg:width="36mm" svg:height="30mm" draw:z-index="36">
        <draw:text-box>
          <text:section text:style-name="Sect1" text:name="Sekce36" text:protected="true">
            <text:section-source text:section-name="MasterLabel"/>
            <text:p text:style-name="Standard"/>
          </text:section>
        </draw:text-box>
      </draw:frame>
      <draw:frame draw:style-name="fr1" draw:name="Rámec36" text:anchor-type="page" text:anchor-page-number="1" svg:x="4.99mm" svg:y="259.5mm" svg:width="36mm" svg:height="30mm" draw:z-index="35">
        <draw:text-box>
          <text:section text:style-name="Sect1" text:name="Sekce35" text:protected="true">
            <text:section-source text:section-name="MasterLabel"/>
            <text:p text:style-name="Standard"/>
          </text:section>
        </draw:text-box>
      </draw:frame>
      <draw:frame draw:style-name="fr1" draw:name="Rámec35" text:anchor-type="page" text:anchor-page-number="1" svg:x="168.96mm" svg:y="223.5mm" svg:width="36mm" svg:height="30mm" draw:z-index="34">
        <draw:text-box>
          <text:section text:style-name="Sect1" text:name="Sekce34" text:protected="true">
            <text:section-source text:section-name="MasterLabel"/>
            <text:p text:style-name="Standard"/>
          </text:section>
        </draw:text-box>
      </draw:frame>
      <draw:frame draw:style-name="fr1" draw:name="Rámec34" text:anchor-type="page" text:anchor-page-number="1" svg:x="127.97mm" svg:y="223.5mm" svg:width="36mm" svg:height="30mm" draw:z-index="33">
        <draw:text-box>
          <text:section text:style-name="Sect1" text:name="Sekce33" text:protected="true">
            <text:section-source text:section-name="MasterLabel"/>
            <text:p text:style-name="Standard"/>
          </text:section>
        </draw:text-box>
      </draw:frame>
      <draw:frame draw:style-name="fr1" draw:name="Rámec33" text:anchor-type="page" text:anchor-page-number="1" svg:x="86.98mm" svg:y="223.5mm" svg:width="36mm" svg:height="30mm" draw:z-index="32">
        <draw:text-box>
          <text:section text:style-name="Sect1" text:name="Sekce32" text:protected="true">
            <text:section-source text:section-name="MasterLabel"/>
            <text:p text:style-name="Standard"/>
          </text:section>
        </draw:text-box>
      </draw:frame>
      <draw:frame draw:style-name="fr1" draw:name="Rámec32" text:anchor-type="page" text:anchor-page-number="1" svg:x="45.98mm" svg:y="223.5mm" svg:width="36mm" svg:height="30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4.99mm" svg:y="223.5mm" svg:width="36mm" svg:height="30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168.96mm" svg:y="187.5mm" svg:width="36mm" svg:height="30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127.97mm" svg:y="187.5mm" svg:width="36mm" svg:height="30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86.98mm" svg:y="187.5mm" svg:width="36mm" svg:height="30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45.98mm" svg:y="187.5mm" svg:width="36mm" svg:height="30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4.99mm" svg:y="187.5mm" svg:width="36mm" svg:height="30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168.96mm" svg:y="151.5mm" svg:width="36mm" svg:height="30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27.97mm" svg:y="151.5mm" svg:width="36mm" svg:height="30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86.98mm" svg:y="151.5mm" svg:width="36mm" svg:height="30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45.98mm" svg:y="151.5mm" svg:width="36mm" svg:height="30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4.99mm" svg:y="151.5mm" svg:width="36mm" svg:height="30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168.96mm" svg:y="115.5mm" svg:width="36mm" svg:height="30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27.97mm" svg:y="115.5mm" svg:width="36mm" svg:height="30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86.98mm" svg:y="115.5mm" svg:width="36mm" svg:height="30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45.98mm" svg:y="115.5mm" svg:width="36mm" svg:height="30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4.99mm" svg:y="115.5mm" svg:width="36mm" svg:height="30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68.96mm" svg:y="79.5mm" svg:width="36mm" svg:height="30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127.97mm" svg:y="79.5mm" svg:width="36mm" svg:height="30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86.98mm" svg:y="79.5mm" svg:width="36mm" svg:height="30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45.98mm" svg:y="79.5mm" svg:width="36mm" svg:height="30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4.99mm" svg:y="79.5mm" svg:width="36mm" svg:height="30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68.96mm" svg:y="43.5mm" svg:width="36mm" svg:height="30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127.97mm" svg:y="43.5mm" svg:width="36mm" svg:height="30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86.98mm" svg:y="43.5mm" svg:width="36mm" svg:height="30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45.98mm" svg:y="43.5mm" svg:width="36mm" svg:height="30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4.99mm" svg:y="43.5mm" svg:width="36mm" svg:height="30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168.96mm" svg:y="7.5mm" svg:width="36mm" svg:height="30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27.97mm" svg:y="7.5mm" svg:width="36mm" svg:height="30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86.98mm" svg:y="7.5mm" svg:width="36mm" svg:height="30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45.98mm" svg:y="7.5mm" svg:width="36mm" svg:height="30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4.99mm" svg:y="7.5mm" svg:width="36mm" svg:height="30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6mm" svg:height="30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7.5mm" fo:margin-bottom="0mm" fo:margin-left="4.99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6T17:03:51.204000000</meta:creation-date>
    <meta:editing-cycles>1</meta:editing-cycles>
    <meta:editing-duration>PT19S</meta:editing-duration>
    <dc:title>Rayfilm 4705</dc:title>
    <dc:date>2022-08-26T17:04:09.766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